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36pt"/>
    </style:style>
    <style:style style:name="co3" style:family="table-column">
      <style:table-column-properties fo:break-before="auto" style:column-width="26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fo:border="0.74pt dotted #000000"/>
      <style:text-properties fo:color="#ffffff"/>
    </style:style>
    <style:style style:name="ce2" style:family="table-cell" style:parent-style-name="Default">
      <style:table-cell-properties fo:background-color="#336699" fo:border="0.74pt dotted #000000"/>
      <style:text-properties fo:color="#ffffff" style:text-line-through-style="none" style:text-line-through-typ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ONE?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S / SUBTAS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smooth rou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rite should not be draggable/click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egin routing on mouse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ting should continue after mou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ybe shift off positions from route for plane to move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andom-ish plane spaw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lane moves in straight line by 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andom vector before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ost recent vector at end of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raw a line when drawing ro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mplement circular collision box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core +1 for landed pla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use / play butt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move plane when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ame over when planes coll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tx as attrib on pla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wo planes cannot spawn / collide sim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awn outside visible canva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leanup withinBounds, bounce, spawnAre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edit emoji artist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09:09.146038221</meta:creation-date>
    <dc:date>2018-03-25T02:00:28.968802133</dc:date>
    <meta:editing-duration>P2DT15H20M21S</meta:editing-duration>
    <meta:editing-cycles>14</meta:editing-cycles>
    <meta:generator>LibreOffice/5.1.6.2$Linux_X86_64 LibreOffice_project/10m0$Build-2</meta:generator>
    <meta:document-statistic meta:table-count="1" meta:cell-count="38" meta:object-count="0"/>
  </office:meta>
</office:document-meta>
</file>